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4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1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6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6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18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justify"/>
    </style:style>
    <style:style style:name="P4" style:family="paragraph">
      <style:paragraph-properties fo:line-height="100.00%" fo:text-align="justify"/>
    </style:style>
    <text:list-style style:name="L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justify" fo:margin-left="-18.00pt" fo:text-indent="18.00pt"/>
    </style:style>
    <style:style style:name="P6" style:family="paragraph">
      <style:paragraph-properties fo:line-height="100.00%" fo:text-align="justify"/>
    </style:style>
    <text:list-style style:name="L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justify" fo:margin-left="-18.00pt" fo:text-indent="18.00pt"/>
    </style:style>
    <style:style style:name="P8" style:family="paragraph">
      <style:paragraph-properties fo:line-height="100.00%" fo:text-align="justify"/>
    </style:style>
    <text:list-style style:name="L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justify" fo:margin-left="-18.00pt" fo:text-indent="18.00pt"/>
    </style:style>
    <style:style style:name="P10" style:family="paragraph">
      <style:paragraph-properties fo:line-height="100.00%" fo:text-align="justify"/>
    </style:style>
    <text:list-style style:name="L1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justify" fo:margin-left="-18.00pt" fo:text-indent="18.00pt"/>
    </style:style>
    <style:style style:name="P12" style:family="paragraph">
      <style:paragraph-properties fo:line-height="100.00%" fo:text-align="justify"/>
    </style:style>
    <text:list-style style:name="L1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justify" fo:margin-left="-18.00pt" fo:text-indent="18.00pt"/>
    </style:style>
    <style:style style:name="P14" style:family="paragraph">
      <style:paragraph-properties fo:line-height="100.00%" fo:text-align="justify"/>
    </style:style>
    <style:style style:name="P15" style:family="paragraph">
      <style:paragraph-properties fo:line-height="100.00%" fo:text-align="justify" fo:margin-left="36.00pt" fo:text-indent="0.00pt"/>
    </style:style>
    <style:style style:name="P16" style:family="paragraph">
      <style:paragraph-properties fo:line-height="100.00%" fo:text-align="justify"/>
    </style:style>
    <text:list-style style:name="L1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justify" fo:margin-left="-18.00pt" fo:text-indent="18.00pt"/>
    </style:style>
    <style:style style:name="P18" style:family="paragraph">
      <style:paragraph-properties fo:line-height="100.00%" fo:text-align="justify" fo:margin-left="18.00pt" fo:text-indent="0.00pt"/>
    </style:style>
    <text:list-style style:name="L1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justify" fo:margin-left="-18.00pt" fo:text-indent="18.00pt"/>
    </style:style>
    <style:style style:name="P20" style:family="paragraph">
      <style:paragraph-properties fo:line-height="100.00%" fo:text-align="justify"/>
    </style:style>
    <text:list-style style:name="L2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1" style:family="paragraph">
      <style:paragraph-properties fo:line-height="100.00%" fo:text-align="justify" fo:margin-left="-18.00pt" fo:text-indent="18.00pt"/>
    </style:style>
    <style:style style:name="P22" style:family="paragraph">
      <style:paragraph-properties fo:line-height="100.00%" fo:text-align="justify" fo:margin-left="18.00pt" fo:text-indent="0.00pt"/>
    </style:style>
    <text:list-style style:name="L23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3" style:family="paragraph">
      <style:paragraph-properties fo:line-height="100.00%" fo:text-align="justify" fo:margin-left="-18.00pt" fo:text-indent="18.00pt"/>
    </style:style>
    <style:style style:name="P24" style:family="paragraph">
      <style:paragraph-properties fo:line-height="100.00%" fo:text-align="justify" fo:margin-left="18.00pt" fo:text-indent="0.00pt"/>
    </style:style>
    <text:list-style style:name="L25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5" style:family="paragraph">
      <style:paragraph-properties fo:line-height="100.00%" fo:text-align="justify" fo:margin-left="-18.00pt" fo:text-indent="18.00pt"/>
    </style:style>
    <style:style style:name="P26" style:family="paragraph">
      <style:paragraph-properties fo:line-height="100.00%" fo:text-align="justify"/>
    </style:style>
    <text:list-style style:name="L27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justify" fo:margin-left="-18.00pt" fo:text-indent="18.00pt"/>
    </style:style>
    <style:style style:name="P28" style:family="paragraph">
      <style:paragraph-properties fo:line-height="100.00%" fo:text-align="justify"/>
    </style:style>
    <text:list-style style:name="L29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9" style:family="paragraph">
      <style:paragraph-properties fo:line-height="100.00%" fo:text-align="justify" fo:margin-left="-18.00pt" fo:text-indent="18.00pt"/>
    </style:style>
    <style:style style:name="P30" style:family="paragraph">
      <style:paragraph-properties fo:line-height="100.00%" fo:text-align="justify"/>
    </style:style>
    <text:list-style style:name="L31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1" style:family="paragraph">
      <style:paragraph-properties fo:line-height="100.00%" fo:text-align="justify" fo:margin-left="-18.00pt" fo:text-indent="18.00pt"/>
    </style:style>
    <style:style style:name="P32" style:family="paragraph">
      <style:paragraph-properties fo:line-height="100.00%" fo:text-align="justify" fo:margin-left="18.00pt" fo:text-indent="0.00pt"/>
    </style:style>
    <style:style style:name="P33" style:family="paragraph">
      <style:paragraph-properties fo:line-height="100.00%" fo:text-align="justify"/>
    </style:style>
    <text:list-style style:name="L34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justify" fo:margin-left="-18.00pt" fo:text-indent="18.00pt"/>
    </style:style>
  </office:automatic-styles>
  <office:body>
    <office:text>
      <text:p text:style-name="P1"><text:span text:style-name="T1">Franz Kafka:<text:s/></text:span><text:span text:style-name="T2">Az á</text:span><text:span text:style-name="T3">tváltozás</text:span><text:span text:style-name="T4"><text:s/>(1915)</text:span><text:span text:style-name="T5"/></text:p>
      <text:p text:style-name="P2"><text:span text:style-name="T6"/></text:p>
      <text:p text:style-name="P3"><text:span text:style-name="T7">Franz Kafka 1883-1924-ig élt</text:span><text:span text:style-name="T8">,<text:s/></text:span><text:span text:style-name="T9">Prágában született<text:s/></text:span><text:span text:style-name="T10">német nyelv</text:span><text:span text:style-name="T11">ű<text:s/></text:span><text:span text:style-name="T12">zsidó családban</text:span></text:p>
      <text:p text:style-name="P3"><text:span text:style-name="T13">N</text:span><text:span text:style-name="T14">em ez az egyetlen m</text:span><text:span text:style-name="T15">űve ahol az<text:s/></text:span><text:span text:style-name="T16">átváltozásról ír</text:span><text:span text:style-name="T17">.</text:span><text:span text:style-name="T18"/></text:p>
      <text:p text:style-name="P4"><text:span text:style-name="T18"/></text:p>
      <text:p text:style-name="P4"><text:span text:style-name="T19">Életrajzi utalások:</text:span></text:p>
      <text:list text:style-name="L5">
        <text:list-item>
          <text:p text:style-name="P5"><text:span text:style-name="T20">húga és az apja alakját jeleníti meg</text:span></text:p>
        </text:list-item>
        <text:list-item>
          <text:p text:style-name="P5"><text:span text:style-name="T20">munkája</text:span></text:p>
        </text:list-item>
        <text:list-item>
          <text:p text:style-name="P5"><text:span text:style-name="T20">Samsa Kafka<text:s/></text:span><text:span text:style-name="T21">→</text:span><text:span text:style-name="T22"><text:s/>az a bet</text:span><text:span text:style-name="T23">ű ugyanott tal</text:span><text:span text:style-name="T24">álható</text:span><text:span text:style-name="T25">,<text:s/></text:span><text:span text:style-name="T26">sam jsa-egyedül lev</text:span><text:span text:style-name="T27">őt jelent<text:s/></text:span><text:span text:style-name="T28"/></text:p>
        </text:list-item>
      </text:list>
      <text:p text:style-name="P6"><text:span text:style-name="T29">Cím</text:span><text:span text:style-name="T30">:</text:span><text:span text:style-name="T31"/></text:p>
      <text:list text:style-name="L7">
        <text:list-item>
          <text:p text:style-name="P7"><text:span text:style-name="T32">átváltozás mítosz : Zeusz..stb..</text:span></text:p>
        </text:list-item>
        <text:list-item>
          <text:p text:style-name="P7"><text:span text:style-name="T33">létrejöhet<text:s/></text:span><text:span text:style-name="T34">küls</text:span><text:span text:style-name="T35">ő erő következtében</text:span><text:span text:style-name="T36">, ez lehet</text:span><text:span text:style-name="T37"><text:s/>büntetés pl. Athén-&gt;Arakhné pókká változtatása</text:span><text:span text:style-name="T38"><text:s/>vagy</text:span><text:span text:style-name="T39"><text:s/>jutalom</text:span><text:span text:style-name="T40">, tanítás</text:span><text:span text:style-name="T41">: pl. Pygmalion</text:span><text:span text:style-name="T42"><text:s/>más szemszögb</text:span><text:span text:style-name="T43">ől láthatod a világot</text:span><text:span text:style-name="T44"/></text:p>
        </text:list-item>
        <text:list-item>
          <text:p text:style-name="P7"><text:span text:style-name="T44">bels</text:span><text:span text:style-name="T45">ő<text:s/></text:span><text:span text:style-name="T46">átváltozás (bels</text:span><text:span text:style-name="T47">ő tulajdons</text:span><text:span text:style-name="T48">ágok)</text:span><text:span text:style-name="T49">,<text:s/></text:span><text:span text:style-name="T50">pl. Zeusz alakváltozásai</text:span><text:span text:style-name="T51">, Goethe: Mephisto</text:span><text:span text:style-name="T52"/></text:p>
        </text:list-item>
        <text:list-item>
          <text:p text:style-name="P7"><text:span text:style-name="T53">„</text:span><text:span text:style-name="T54">fert</text:span><text:span text:style-name="T55">őz</text:span><text:span text:style-name="T56">ött”<text:s/></text:span><text:span text:style-name="T57">–</text:span><text:span text:style-name="T58">&gt; állati hatás</text:span></text:p>
        </text:list-item>
      </text:list>
      <text:p text:style-name="P8"><text:span text:style-name="T59">Ezek gátolhatnak vagy segíthetnek a cél elérésében. </text:span></text:p>
      <text:p text:style-name="P8"><text:span text:style-name="T59">Közös vonás: új megismerési<text:s text:c="2"/>lehet</text:span><text:span text:style-name="T60">ős</text:span><text:span text:style-name="T61">éget jelent</text:span></text:p>
      <text:p text:style-name="P8"><text:span text:style-name="T62">minden ilyen történet példázatszer</text:span><text:span text:style-name="T63">ű</text:span></text:p>
      <text:p text:style-name="P8"><text:span text:style-name="T64">Szerkezet</text:span><text:span text:style-name="T65">:</text:span></text:p>
      <text:list text:style-name="L9">
        <text:list-item>
          <text:p text:style-name="P9"><text:span text:style-name="T66">klasszikus id</text:span><text:span text:style-name="T67">őszerkesztés:<text:s/></text:span><text:span text:style-name="T68">lineáris id</text:span><text:span text:style-name="T69">őszerkezet<text:s/></text:span><text:span text:style-name="T70"/></text:p>
        </text:list-item>
        <text:list-item>
          <text:p text:style-name="P9"><text:span text:style-name="T70">in medias res kezdés</text:span><text:span text:style-name="T71">,<text:s/></text:span><text:span text:style-name="T72">ébredéskor: álom és a valóság ketté</text:span><text:span text:style-name="T73">válik,<text:s/></text:span><text:span text:style-name="T74">a valóság t</text:span><text:span text:style-name="T75">űnik<text:s/></text:span><text:span text:style-name="T76">álomnak annyira valószer</text:span><text:span text:style-name="T77">űtlen</text:span></text:p>
        </text:list-item>
        <text:list-item>
          <text:p text:style-name="P9"><text:span text:style-name="T78">felcserél</text:span><text:span text:style-name="T79">ődik a realit</text:span><text:span text:style-name="T80">ásjelleg</text:span><text:span text:style-name="T81">,</text:span><text:span text:style-name="T82"><text:s/></text:span><text:span text:style-name="T83">fantasztikum</text:span><text:span text:style-name="T84">,<text:s/></text:span><text:span text:style-name="T85">a rémálom válik valósággá</text:span></text:p>
        </text:list-item>
        <text:list-item>
          <text:p text:style-name="P9"><text:span text:style-name="T85">két világ közt kapcsolat marad</text:span><text:span text:style-name="T86">, szövegvilágon is látszik:<text:s/></text:span><text:span text:style-name="T87">abszurd világ: bogárlét</text:span><text:span text:style-name="T88">,<text:s/></text:span><text:span text:style-name="T89">precíz valósszer</text:span><text:span text:style-name="T90">űs</text:span><text:span text:style-name="T91">ég</text:span><text:span text:style-name="T92">et imitáló írásmód</text:span><text:span text:style-name="T93"/></text:p>
        </text:list-item>
      </text:list>
      <text:p text:style-name="P10"><text:span text:style-name="T94">Néz</text:span><text:span text:style-name="T95">őpontok</text:span><text:span text:style-name="T96">:</text:span></text:p>
      <text:list text:style-name="L11">
        <text:list-item>
          <text:p text:style-name="P11"><text:span text:style-name="T97">kezdés: küls</text:span><text:span text:style-name="T98">ő emberi n</text:span><text:span text:style-name="T99">éz</text:span><text:span text:style-name="T100">őpont,<text:s/></text:span><text:span text:style-name="T101">sz</text:span><text:span text:style-name="T102">örny</text:span><text:span text:style-name="T103">ű jelző-&gt; a sz</text:span><text:span text:style-name="T104">ó az emberek<text:s/></text:span><text:span text:style-name="T105">ősi irt</text:span><text:span text:style-name="T106">ózására utal (a férgekt</text:span><text:span text:style-name="T107">ől)</text:span></text:p>
        </text:list-item>
        <text:list-item>
          <text:p text:style-name="P11"><text:span text:style-name="T108">Kafka nem engedte illusztrálni mindenkinek a saját képzeletére bízta hogy hogy néz ki a bogár</text:span></text:p>
        </text:list-item>
        <text:list-item>
          <text:p text:style-name="P11"><text:span text:style-name="T108">állati testrészek és használati tárgyak keverednek a m</text:span><text:span text:style-name="T109">ű elej</text:span><text:span text:style-name="T110">én </text:span></text:p>
        </text:list-item>
        <text:list-item>
          <text:p text:style-name="P11"><text:span text:style-name="T111">kíváncsiság az olvasó részér</text:span><text:span text:style-name="T112">ől</text:span></text:p>
        </text:list-item>
        <text:list-item>
          <text:p text:style-name="P11"><text:span text:style-name="T113"><text:s/>a m</text:span><text:span text:style-name="T114">ű m</text:span><text:span text:style-name="T115">ásodik fele: Gregor bels</text:span><text:span text:style-name="T116">ő n</text:span><text:span text:style-name="T117">éz</text:span><text:span text:style-name="T118">őpontja</text:span></text:p>
        </text:list-item>
      </text:list>
      <text:p text:style-name="P12"><text:span text:style-name="T119">Változás</text:span><text:span text:style-name="T120">: /metamorfózis/</text:span></text:p>
      <text:list text:style-name="L13">
        <text:list-item>
          <text:p text:style-name="P13"><text:span text:style-name="T120">hosszú folyamat</text:span><text:span text:style-name="T121">,<text:s/></text:span><text:span text:style-name="T122">tudata emberi maradt</text:span><text:span text:style-name="T123">,<text:s/></text:span><text:span text:style-name="T124">gondolkodi</text:span><text:span text:style-name="T125">k</text:span><text:span text:style-name="T126"><text:s/></text:span></text:p>
        </text:list-item>
        <text:list-item>
          <text:p text:style-name="P13"><text:span text:style-name="T127">az alakváltozás folyamatszer</text:span><text:span text:style-name="T128">ű, rémálom számára,<text:s/></text:span><text:span text:style-name="T129"><text:s/>megkezdi az alkalmazkodást az új helyzethez</text:span></text:p>
        </text:list-item>
        <text:list-item>
          <text:p text:style-name="P13"><text:span text:style-name="T129">hangi változás: elveszti az emberi hangját</text:span><text:span text:style-name="T130">,<text:s/></text:span><text:span text:style-name="T131">csipogó hangja miatt elveszti a kapcsolatot a családjával</text:span></text:p>
        </text:list-item>
        <text:list-item>
          <text:p text:style-name="P13"><text:span text:style-name="T131">rothadt ételekre gerjed az étvágya</text:span></text:p>
        </text:list-item>
        <text:list-item>
          <text:p text:style-name="P13"><text:span text:style-name="T131">romlik a látása</text:span></text:p>
        </text:list-item>
        <text:list-item>
          <text:p text:style-name="P13"><text:span text:style-name="T131">falon jár,a plafonon a legboldogabb </text:span></text:p>
        </text:list-item>
        <text:list-item>
          <text:p text:style-name="P13"><text:span text:style-name="T132">az id</text:span><text:span text:style-name="T133">ő teljesen elveszti fontosságát</text:span><text:span text:style-name="T134"/></text:p>
        </text:list-item>
        <text:list-item>
          <text:p text:style-name="P13"><text:span text:style-name="T135">el</text:span><text:span text:style-name="T136">ősz</text:span><text:span text:style-name="T137">ör húga rendben tartja a szobáját majd lomtár lesz bel</text:span><text:span text:style-name="T138">őle</text:span></text:p>
        </text:list-item>
        <text:list-item>
          <text:p text:style-name="P13"><text:span text:style-name="T139">belátja ,hogy elviselhetetlen családja számára -&gt; meghal (nem eszik)</text:span></text:p>
        </text:list-item>
        <text:list-item>
          <text:p text:style-name="P13"><text:span text:style-name="T139">eközben folyamatosan észleli a körülötte lév</text:span><text:span text:style-name="T140">ő dolgokat</text:span></text:p>
        </text:list-item>
        <text:list-item>
          <text:p text:style-name="P13"><text:span text:style-name="T141">reflexív lesz : reagál arra ami történik -&gt; ellentétben az el</text:span><text:span text:style-name="T142">őző<text:s/></text:span><text:span text:style-name="T143">életével</text:span></text:p>
        </text:list-item>
        <text:list-item>
          <text:p text:style-name="P13"><text:span text:style-name="T144">olyan dolgok derülnek ki amik a másik életében nem</text:span><text:span text:style-name="T145">,<text:s/></text:span><text:span text:style-name="T146">pl. zene</text:span></text:p>
        </text:list-item>
      </text:list>
      <text:p text:style-name="P14"><text:span text:style-name="T147">E</text:span><text:span text:style-name="T148">gyre jobban kirekeszt</text:span><text:span text:style-name="T149">ődik a csal</text:span><text:span text:style-name="T150">ádjából</text:span><text:span text:style-name="T151">,<text:s/></text:span><text:span text:style-name="T152">izolálódik</text:span><text:span text:style-name="T153">, ez lesz mindennek a körülménye</text:span><text:span text:style-name="T154"/></text:p>
      <text:p text:style-name="P15"><text:span text:style-name="T154"/></text:p>
      <text:p text:style-name="P15"><text:span text:style-name="T155">Átváltozás</text:span><text:span text:style-name="T156">:</text:span><text:span text:style-name="T157"/></text:p>
      <text:p text:style-name="P16"><text:span text:style-name="T158"><text:s text:c="11"/></text:span><text:span text:style-name="T159">régiélet</text:span><text:span text:style-name="T160">(emberl</text:span><text:span text:style-name="T161">ét )</text:span><text:span text:style-name="T162"><text:s/><text:tab/><text:tab/></text:span><text:span text:style-name="T163"><text:s text:c="28"/></text:span><text:span text:style-name="T164"><text:tab/><text:tab/><text:tab/></text:span><text:span text:style-name="T165">bogárlét</text:span></text:p>
      <text:list text:style-name="L17">
        <text:list-item>
          <text:p text:style-name="P17"><text:span text:style-name="T166">utazóügynök <text:tab/><text:tab/></text:span><text:span text:style-name="T167"><text:s text:c="20"/></text:span><text:span text:style-name="T168">- reflexív lesz reagál a valóságra</text:span></text:p>
        </text:list-item>
        <text:list-item>
          <text:p text:style-name="P17"><text:span text:style-name="T168">id</text:span><text:span text:style-name="T169">őre pontosan kel, polg</text:span><text:span text:style-name="T170">ári<text:tab/><text:tab/></text:span><text:span text:style-name="T171"><text:s text:c="7"/></text:span><text:span text:style-name="T172">- mélyebb igazságokat </text:span></text:p>
        </text:list-item>
      </text:list>
      <text:p text:style-name="P18"><text:span text:style-name="T173">szabályosság <text:tab/><text:tab/><text:tab/><text:tab/></text:span><text:span text:style-name="T174"><text:s text:c="7"/></text:span><text:span text:style-name="T175">- tapasztal meg</text:span></text:p>
      <text:list text:style-name="L19">
        <text:list-item>
          <text:p text:style-name="P19"><text:span text:style-name="T175">sose volt beteg, öt éve szolgál</text:span><text:span text:style-name="T176"><text:s text:c="16"/>-</text:span><text:span text:style-name="T177">rájön arra ,hogy családja részvétlen</text:span><text:span text:style-name="T178">,</text:span><text:span text:style-name="T179"/></text:p>
        </text:list-item>
      </text:list>
      <text:p text:style-name="P20"><text:span text:style-name="T180"><text:s/></text:span><text:span text:style-name="T181"><text:s text:c="74"/></text:span><text:span text:style-name="T182">apja durva</text:span><text:span text:style-name="T183"><text:s/></text:span><text:span text:style-name="T184">és a f</text:span><text:span text:style-name="T185">őn</text:span><text:span text:style-name="T186">ök is<text:s/></text:span><text:span text:style-name="T187">→</text:span><text:span text:style-name="T188"><text:s/>fenyeget</text:span><text:span text:style-name="T189">ő vil</text:span><text:span text:style-name="T190">ág</text:span></text:p>
      <text:list text:style-name="L21">
        <text:list-item>
          <text:p text:style-name="P21"><text:span text:style-name="T191">anyagi támaszt jelent a csa-<text:tab/></text:span><text:span text:style-name="T192"><text:s text:c="8"/></text:span><text:span text:style-name="T193">- megszabadul a kötöttségekt</text:span><text:span text:style-name="T194">ől</text:span></text:p>
        </text:list-item>
      </text:list>
      <text:p text:style-name="P22"><text:span text:style-name="T195">ládnak mert csak<text:s/></text:span><text:span text:style-name="T196">ő dolgozik<text:tab/></text:span><text:span text:style-name="T197">így érzi át a fájdalmat, magyányt, szenvedést</text:span></text:p>
      <text:list text:style-name="L23">
        <text:list-item>
          <text:p text:style-name="P23"><text:span text:style-name="T198">szabadid</text:span><text:span text:style-name="T199">ő:<text:s/></text:span><text:span text:style-name="T200">újságot olvas<text:tab/><text:tab/></text:span><text:span text:style-name="T201"><text:s text:c="8"/></text:span><text:span text:style-name="T202">- igazabb felismerések</text:span></text:p>
        </text:list-item>
      </text:list>
      <text:p text:style-name="P24"><text:span text:style-name="T203">menetrend tanulmányozás<text:tab/></text:span></text:p>
      <text:list text:style-name="L25">
        <text:list-item>
          <text:p text:style-name="P25"><text:span text:style-name="T203">pici szoba,sötét szürke</text:span><text:span text:style-name="T204">,<text:s/></text:span><text:span text:style-name="T205">küls</text:span><text:span text:style-name="T206">ő vizu</text:span><text:span text:style-name="T207">ális ingerek nincsenek </text:span></text:p>
        </text:list-item>
      </text:list>
      <text:p text:style-name="P26"><text:span text:style-name="T208">csak egy kép a falon-&gt; újságbó</text:span><text:span text:style-name="T209">l<text:s/></text:span><text:span text:style-name="T210">kivágott </text:span></text:p>
      <text:list text:style-name="L27">
        <text:list-item>
          <text:p text:style-name="P27"><text:span text:style-name="T210">egész életét a szürkeség,</text:span><text:span text:style-name="T211"><text:s/></text:span><text:span text:style-name="T212">kötelességtudat határozza meg</text:span><text:span text:style-name="T213">,<text:s/></text:span><text:span text:style-name="T214">alkalmazkodó</text:span><text:span text:style-name="T215">,<text:s/></text:span><text:span text:style-name="T216">önfeláldozó</text:span><text:span text:style-name="T217">,</text:span><text:span text:style-name="T218"><text:s/></text:span><text:span text:style-name="T219"><text:s/>konform<text:s/></text:span><text:span text:style-name="T220">ember</text:span><text:span text:style-name="T221"/></text:p>
        </text:list-item>
      </text:list>
      <text:p text:style-name="P28"><text:span text:style-name="T222">Gregor-apa konfliktusa:</text:span></text:p>
      <text:list text:style-name="L29">
        <text:list-item>
          <text:p text:style-name="P29"><text:span text:style-name="T223">régen a családfenntartó az apa volt,de eladósodott </text:span></text:p>
        </text:list-item>
        <text:list-item>
          <text:p text:style-name="P29"><text:span text:style-name="T223">Gregor fizeti az apja adósságát azért,hogy elsimítsa az üzleti kudarcát</text:span><text:span text:style-name="T224">, k</text:span><text:span text:style-name="T225">iszolgáltatott a család</text:span><text:span text:style-name="T226">,<text:s/></text:span><text:span text:style-name="T227">Gregor lesz a megment</text:span><text:span text:style-name="T228">ő, hálát éreznek, v</text:span><text:span text:style-name="T229">állalja a b</text:span><text:span text:style-name="T230">űnhőd</text:span><text:span text:style-name="T231">ést,</text:span><text:span text:style-name="T232"><text:s/></text:span><text:span text:style-name="T233">vezekel</text:span><text:span text:style-name="T234"><text:s/>más hibájáért</text:span><text:span text:style-name="T235"/></text:p>
        </text:list-item>
        <text:list-item>
          <text:p text:style-name="P29"><text:span text:style-name="T235">minden gesztus a vereségére emlékezteti az apját</text:span><text:span text:style-name="T236">,<text:s/></text:span><text:span text:style-name="T237">gy</text:span><text:span text:style-name="T238">űlik benne az agresszi</text:span><text:span text:style-name="T239">ó</text:span></text:p>
        </text:list-item>
        <text:list-item>
          <text:p text:style-name="P29"><text:span text:style-name="T240">az egész család talál kifogást ,hogy miért ne dolgozzon-&gt; kihasználják Gregort</text:span></text:p>
        </text:list-item>
        <text:list-item>
          <text:p text:style-name="P29"><text:span text:style-name="T240">az átváltozás után kiderül,hogy mégis életképesek </text:span></text:p>
        </text:list-item>
        <text:list-item>
          <text:p text:style-name="P29"><text:span text:style-name="T240">Gregor lelke börtönszer</text:span><text:span text:style-name="T241">űen becsuk</text:span><text:span text:style-name="T242">ódi</text:span><text:span text:style-name="T243">k<text:s/></text:span><text:span text:style-name="T244">a bogáralak ellehetetleníti a kommunikációt-&gt;ez az ára</text:span><text:span text:style-name="T245"/></text:p>
        </text:list-item>
      </text:list>
      <text:p text:style-name="P30"><text:span text:style-name="T246">Az átváltozás értelmezése:</text:span></text:p>
      <text:p text:style-name="P30"><text:span text:style-name="T247">a 20. század elején nem lehetséges</text:span><text:span text:style-name="T248"><text:s/>egységes értékrend</text:span><text:span text:style-name="T249">, számtalan lehet</text:span><text:span text:style-name="T250">őség</text:span><text:span text:style-name="T251"/></text:p>
      <text:list text:style-name="L31">
        <text:list-item>
          <text:p text:style-name="P31"><text:span text:style-name="T251">családnak büntetés </text:span></text:p>
        </text:list-item>
        <text:list-item>
          <text:p text:style-name="P31"><text:span text:style-name="T251">Gregor lázadása</text:span></text:p>
        </text:list-item>
        <text:list-item>
          <text:p text:style-name="P31"><text:span text:style-name="T251">felszabadulás G</text:span><text:span text:style-name="T252">regornak<text:s/></text:span><text:span text:style-name="T253">(illúzió</text:span><text:span text:style-name="T254">, hogy bármit</text:span><text:span text:style-name="T255">ől meg lehet szabadulni</text:span><text:span text:style-name="T256">)</text:span></text:p>
        </text:list-item>
        <text:list-item>
          <text:p text:style-name="P31"><text:span text:style-name="T256">lehet,</text:span><text:span text:style-name="T257"><text:s/></text:span><text:span text:style-name="T258">hogy nem is változott át csak a csalá</text:span><text:span text:style-name="T259">d</text:span><text:span text:style-name="T260"><text:s/>látja féregnek,</text:span><text:span text:style-name="T261"><text:s/></text:span><text:span text:style-name="T262">nem megy dolgozni -&gt; valódi értékek felismerhetetlenné válnak</text:span></text:p>
        </text:list-item>
        <text:list-item>
          <text:p text:style-name="P31"><text:span text:style-name="T262">lehet rámért büntetés mert nem emberhez méltóan él</text:span></text:p>
        </text:list-item>
        <text:list-item>
          <text:p text:style-name="P31"><text:span text:style-name="T262">Elveszti az önazonosságát </text:span></text:p>
        </text:list-item>
        <text:list-item>
          <text:p text:style-name="P31"><text:span text:style-name="T262">Elborzad önmagától ,önmagát látja féregnek</text:span></text:p>
        </text:list-item>
      </text:list>
      <text:p text:style-name="P32"><text:span text:style-name="T262">Nem változik:</text:span><text:span text:style-name="T263"><text:s/>úgy él, hogy másokra tekintettel legyen, ezért vállalja a halált</text:span><text:span text:style-name="T264"/></text:p>
      <text:p text:style-name="P33"><text:span text:style-name="T265">Intertextualitás</text:span><text:span text:style-name="T266">:</text:span></text:p>
      <text:list text:style-name="L34">
        <text:list-item>
          <text:p text:style-name="P34"><text:span text:style-name="T267">alma -&gt; ezzel dobja meg Gregort az apa (Biblia)</text:span></text:p>
        </text:list-item>
        <text:list-item>
          <text:p text:style-name="P34"><text:span text:style-name="T267">szám</text:span><text:span text:style-name="T268">űzik a nappalib</text:span><text:span text:style-name="T269">ól (Paradicsom)</text:span><text:span text:style-name="T270">,<text:s/></text:span><text:span text:style-name="T271">eredend</text:span><text:span text:style-name="T272">ő bűn asszoci</text:span><text:span text:style-name="T273">ációja</text:span><text:span text:style-name="T274">, m</text:span><text:span text:style-name="T275">intha elkövetett volna egy b</text:span><text:span text:style-name="T276">űnt,<text:s/></text:span><text:span text:style-name="T277">gonosz romlott világból<text:s/></text:span><text:span text:style-name="T278">űzik ki Gregort,<text:s/></text:span><text:span text:style-name="T279">kifordította az író a Paradicsomból való ki</text:span><text:span text:style-name="T280">űzet</text:span><text:span text:style-name="T281">és jelenetét </text:span></text:p>
        </text:list-item>
        <text:list-item>
          <text:p text:style-name="P34"><text:span text:style-name="T282">Gregor halála</text:span><text:span text:style-name="T283"><text:s/></text:span><text:span text:style-name="T284">Jézus halálához hasonlít</text:span><text:span text:style-name="T285">,<text:s/></text:span><text:span text:style-name="T286">Újszövetségi passió utolsó jeleneteit ábrázolja</text:span></text:p>
        </text:list-item>
        <text:list-item>
          <text:p text:style-name="P34"><text:span text:style-name="T286">önfeláldozó engedelmes fiú feláldozza magát (Jézus)<text:s text:c="3"/>-&gt; pont úgy mint Gregor</text:span></text:p>
        </text:list-item>
        <text:list-item>
          <text:p text:style-name="P34"><text:span text:style-name="T286">Gregor kasztrálja a saját apját átveszi a hatalmat (Oidipusz<text:s/></text:span><text:span text:style-name="T287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